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39pt"/>
    </style:style>
    <style:style style:name="co3" style:family="table-column">
      <style:table-column-properties fo:break-before="auto" style:column-width="89.6pt"/>
    </style:style>
    <style:style style:name="co2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6.39pt"/>
    </style:style>
    <style:style style:name="co6" style:family="table-column">
      <style:table-column-properties fo:break-before="auto" style:column-width="38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fo:color="#2300dc" style:text-position=""/>
    </style:style>
    <style:style style:name="ce7" style:family="table-cell" style:parent-style-name="Default" style:data-style-name="N61">
      <style:text-properties fo:color="#2300dc" style:text-position=""/>
    </style:style>
    <style:style style:name="ce5" style:family="table-cell" style:parent-style-name="Default" style:data-style-name="N61"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61">
      <style:table-cell-properties fo:border-bottom="none" fo:border-left="none" fo:border-right="none" fo:border-top="0.06pt solid #000000"/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61">
      <style:table-cell-properties fo:border="none"/>
      <style:text-properties fo:color="#2300dc"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 style:data-style-name="N61"/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ext-properties fo:color="#2300dc"/>
    </style:style>
    <style:style style:name="ce14" style:family="table-cell" style:parent-style-name="Default" style:data-style-name="N61">
      <style:text-properties fo:color="#2300dc"/>
    </style:style>
    <style:style style:name="ce15" style:family="table-cell" style:parent-style-name="Default">
      <style:table-cell-properties fo:border="none"/>
    </style:style>
    <style:style style:name="ce17" style:family="table-cell" style:parent-style-name="Default" style:data-style-name="N61">
      <style:table-cell-properties fo:border-bottom="none" fo:border-left="none" fo:border-right="none" fo:border-top="0.06pt solid #000000"/>
      <style:text-properties fo:color="#2300dc"/>
    </style:style>
    <style:style style:name="ce18" style:family="table-cell" style:parent-style-name="Default" style:data-style-name="N61">
      <style:table-cell-properties fo:border="none"/>
      <style:text-properties fo:color="#2300dc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Voltage rang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Desired resolution</text:p>
          </table:table-cell>
          <table:table-cell office:value-type="string" calcext:value-type="string">
            <text:p>Resultant peak</text:p>
          </table:table-cell>
          <table:table-cell office:value-type="string" calcext:value-type="string">
            <text:p>Resulting range</text:p>
          </table:table-cell>
          <table:table-cell office:value-type="string" calcext:value-type="string">
            <text:p>Required division</text:p>
          </table:table-cell>
          <table:table-cell office:value-type="string" calcext:value-type="string">
            <text:p>As a multiplication</text:p>
          </table:table-cell>
          <table:table-cell office:value-type="string" calcext:value-type="string">
            <text:p>Second resistor</text:p>
          </table:table-cell>
          <table:table-cell office:value-type="string" calcext:value-type="string">
            <text:p>Selected value</text:p>
          </table:table-cell>
          <table:table-cell office:value-type="string" calcext:value-type="string">
            <text:p>Actual division</text:p>
          </table:table-cell>
          <table:table-cell office:value-type="string" calcext:value-type="string">
            <text:p>Actual peak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Actual resolution</text:p>
          </table:table-cell>
          <table:table-cell office:value-type="string" calcext:value-type="string">
            <text:p>Percentage deviation from desired</text:p>
          </table:table-cell>
          <table:table-cell table:style-name="ce19" office:value-type="string" calcext:value-type="string" table:number-columns-spanned="6" table:number-rows-spanned="1">
            <text:p>Comments</text:p>
          </table:table-cell>
          <table:covered-table-cell table:number-columns-repeated="5"/>
        </table:table-row>
        <table:table-row table:style-name="ro1">
          <table:table-cell table:style-name="ce5" office:value-type="float" office:value="0.15" calcext:value-type="float">
            <text:p>1.50E-01</text:p>
          </table:table-cell>
          <table:table-cell table:formula="of:=[.A2]*[.$B$16]" office:value-type="float" office:value="600" calcext:value-type="float">
            <text:p>600</text:p>
          </table:table-cell>
          <table:table-cell table:formula="of:=[.B2]/SQRT(2)" office:value-type="float" office:value="424.264068711929" calcext:value-type="float">
            <text:p>424.2640687119</text:p>
          </table:table-cell>
          <table:table-cell table:formula="of:=[.B2]/([.$B$14]/2^[.$B$15]*[.$B$16])" office:value-type="float" office:value="409.6" calcext:value-type="float">
            <text:p>409.6</text:p>
          </table:table-cell>
          <table:table-cell table:formula="of:=1/[.D2]" office:value-type="float" office:value="0.00244140625" calcext:value-type="float">
            <text:p>0.0024414063</text:p>
          </table:table-cell>
          <table:table-cell table:formula="of:=IF([.D2]&gt;1;[.$B$17]/([.D2]-1)-[.$B$19];[.$B$18]/([.E2]-1))" office:value-type="float" office:value="24405.8130200685" calcext:value-type="float">
            <text:p>24405.8130200685</text:p>
          </table:table-cell>
          <table:table-cell table:style-name="ce14" office:value-type="float" office:value="24000" calcext:value-type="float">
            <text:p>2.40E+04</text:p>
          </table:table-cell>
          <table:table-cell table:formula="of:=IF([.D2]&gt;1;([.$B$17]+[.G2]+[.$B$19])/([.G2]+[.$B$19]);1/([.$B$18]/[.G2]+1))" office:value-type="float" office:value="416.489446568057" calcext:value-type="float">
            <text:p>416.4894465681</text:p>
          </table:table-cell>
          <table:table-cell table:formula="of:=[.H2]*([.$B$14]/2^[.$B$15]*[.$B$16])" office:value-type="float" office:value="610.091962746178" calcext:value-type="float">
            <text:p>610.0919627462</text:p>
          </table:table-cell>
          <table:table-cell table:formula="of:=[.I2]/SQRT(2)" office:value-type="float" office:value="431.400164005233" calcext:value-type="float">
            <text:p>431.4001640052</text:p>
          </table:table-cell>
          <table:table-cell table:formula="of:=[.I2]/[.$B$16]" office:value-type="float" office:value="0.152522990686544" calcext:value-type="float">
            <text:p>0.1525229907</text:p>
          </table:table-cell>
          <table:table-cell table:formula="of:=[.K2]/[.A2]*100-100" office:value-type="float" office:value="1.68199379102958" calcext:value-type="float">
            <text:p>1.681993791</text:p>
          </table:table-cell>
          <table:table-cell table:style-name="ce20" office:value-type="string" calcext:value-type="string" table:number-columns-spanned="6" table:number-rows-spanned="3">
            <text:p>These may seem high compared to my accuracy goals, but they don’t relate because these are basically the amount of rounding error between the calculated value and displayed value.</text:p>
          </table:table-cell>
          <table:covered-table-cell table:number-columns-repeated="5"/>
        </table:table-row>
        <table:table-row table:style-name="ro1">
          <table:table-cell table:style-name="ce5" office:value-type="float" office:value="0.01" calcext:value-type="float">
            <text:p>1.00E-02</text:p>
          </table:table-cell>
          <table:table-cell table:formula="of:=[.A3]*[.$B$16]" office:value-type="float" office:value="40" calcext:value-type="float">
            <text:p>40</text:p>
          </table:table-cell>
          <table:table-cell table:formula="of:=[.B3]/SQRT(2)" office:value-type="float" office:value="28.2842712474619" calcext:value-type="float">
            <text:p>28.2842712475</text:p>
          </table:table-cell>
          <table:table-cell table:formula="of:=[.B3]/([.$B$14]/2^[.$B$15]*[.$B$16])" office:value-type="float" office:value="27.3066666666667" calcext:value-type="float">
            <text:p>27.3066666667</text:p>
          </table:table-cell>
          <table:table-cell table:formula="of:=1/[.D3]" office:value-type="float" office:value="0.03662109375" calcext:value-type="float">
            <text:p>0.0366210938</text:p>
          </table:table-cell>
          <table:table-cell table:formula="of:=IF([.D3]&gt;1;[.$B$17]/([.D3]-1)-[.$B$19];[.$B$18]/([.E3]-1))" office:value-type="float" office:value="380063.779016726" calcext:value-type="float">
            <text:p>380063.779016726</text:p>
          </table:table-cell>
          <table:table-cell table:style-name="ce14" office:value-type="float" office:value="390000" calcext:value-type="float">
            <text:p>3.90E+05</text:p>
          </table:table-cell>
          <table:table-cell table:formula="of:=IF([.D3]&gt;1;([.$B$17]+[.G3]+[.$B$19])/([.G3]+[.$B$19]);1/([.$B$18]/[.G3]+1))" office:value-type="float" office:value="26.6365556774716" calcext:value-type="float">
            <text:p>26.6365556775</text:p>
          </table:table-cell>
          <table:table-cell table:formula="of:=[.H3]*([.$B$14]/2^[.$B$15]*[.$B$16])" office:value-type="float" office:value="39.0183921056713" calcext:value-type="float">
            <text:p>39.0183921057</text:p>
          </table:table-cell>
          <table:table-cell table:formula="of:=[.I3]/SQRT(2)" office:value-type="float" office:value="27.5901696489158" calcext:value-type="float">
            <text:p>27.5901696489</text:p>
          </table:table-cell>
          <table:table-cell table:formula="of:=[.I3]/[.$B$16]" office:value-type="float" office:value="0.00975459802641783" calcext:value-type="float">
            <text:p>0.009754598</text:p>
          </table:table-cell>
          <table:table-cell table:formula="of:=[.K3]/[.A3]*100-100" office:value-type="float" office:value="-2.45401973582172" calcext:value-type="float">
            <text:p>-2.4540197358</text:p>
          </table:table-cell>
          <table:covered-table-cell table:number-columns-repeated="6"/>
        </table:table-row>
        <table:table-row table:style-name="ro1">
          <table:table-cell table:style-name="ce5" office:value-type="float" office:value="0.001" calcext:value-type="float">
            <text:p>1.00E-03</text:p>
          </table:table-cell>
          <table:table-cell table:formula="of:=[.A4]*[.$B$16]" office:value-type="float" office:value="4" calcext:value-type="float">
            <text:p>4</text:p>
          </table:table-cell>
          <table:table-cell table:formula="of:=[.B4]/SQRT(2)" office:value-type="float" office:value="2.82842712474619" calcext:value-type="float">
            <text:p>2.8284271247</text:p>
          </table:table-cell>
          <table:table-cell table:formula="of:=[.B4]/([.$B$14]/2^[.$B$15]*[.$B$16])" office:value-type="float" office:value="2.73066666666667" calcext:value-type="float">
            <text:p>2.7306666667</text:p>
          </table:table-cell>
          <table:table-cell table:formula="of:=1/[.D4]" office:value-type="float" office:value="0.3662109375" calcext:value-type="float">
            <text:p>0.3662109375</text:p>
          </table:table-cell>
          <table:table-cell table:formula="of:=IF([.D4]&gt;1;[.$B$17]/([.D4]-1)-[.$B$19];[.$B$18]/([.E4]-1))" office:value-type="float" office:value="5778052.18489985" calcext:value-type="float">
            <text:p>5778052.18489985</text:p>
          </table:table-cell>
          <table:table-cell table:style-name="ce14" office:value-type="float" office:value="5820000" calcext:value-type="float">
            <text:p>5.82E+06</text:p>
          </table:table-cell>
          <table:table-cell table:formula="of:=IF([.D4]&gt;1;([.$B$17]+[.G4]+[.$B$19])/([.G4]+[.$B$19]);1/([.$B$18]/[.G4]+1))" office:value-type="float" office:value="2.71819298331222" calcext:value-type="float">
            <text:p>2.7181929833</text:p>
          </table:table-cell>
          <table:table-cell table:formula="of:=[.H4]*([.$B$14]/2^[.$B$15]*[.$B$16])" office:value-type="float" office:value="3.98172800289876" calcext:value-type="float">
            <text:p>3.9817280029</text:p>
          </table:table-cell>
          <table:table-cell table:formula="of:=[.I4]/SQRT(2)" office:value-type="float" office:value="2.81550687169008" calcext:value-type="float">
            <text:p>2.8155068717</text:p>
          </table:table-cell>
          <table:table-cell table:formula="of:=[.I4]/[.$B$16]" office:value-type="float" office:value="0.000995432000724691" calcext:value-type="float">
            <text:p>0.000995432</text:p>
          </table:table-cell>
          <table:table-cell table:formula="of:=[.K4]/[.A4]*100-100" office:value-type="float" office:value="-0.456799927530923" calcext:value-type="float">
            <text:p>-0.4567999275</text:p>
          </table:table-cell>
          <table:covered-table-cell table:number-columns-repeated="6"/>
        </table:table-row>
        <table:table-row table:style-name="ro1">
          <table:table-cell table:style-name="ce8" office:value-type="float" office:value="0.0001" calcext:value-type="float">
            <text:p>1.00E-04</text:p>
          </table:table-cell>
          <table:table-cell table:style-name="ce12" table:formula="of:=[.A5]*[.$B$16]" office:value-type="float" office:value="0.4" calcext:value-type="float">
            <text:p>0.4</text:p>
          </table:table-cell>
          <table:table-cell table:style-name="ce12" table:formula="of:=[.B5]/SQRT(2)" office:value-type="float" office:value="0.282842712474619" calcext:value-type="float">
            <text:p>0.2828427125</text:p>
          </table:table-cell>
          <table:table-cell table:style-name="ce12" table:formula="of:=[.B5]/([.$B$14]/2^[.$B$15]*[.$B$16])" office:value-type="float" office:value="0.273066666666667" calcext:value-type="float">
            <text:p>0.2730666667</text:p>
          </table:table-cell>
          <table:table-cell table:style-name="ce12" table:formula="of:=1/[.D5]" office:value-type="float" office:value="3.662109375" calcext:value-type="float">
            <text:p>3.662109375</text:p>
          </table:table-cell>
          <table:table-cell table:formula="of:=IF([.D5]&gt;1;[.$B$17]/([.D5]-1)-[.$B$19];[.$B$18]/([.E5]-1))" office:value-type="float" office:value="37564.1966250917" calcext:value-type="float">
            <text:p>37564.1966250917</text:p>
          </table:table-cell>
          <table:table-cell table:style-name="ce17" office:value-type="float" office:value="36000" calcext:value-type="float">
            <text:p>3.60E+04</text:p>
          </table:table-cell>
          <table:table-cell table:formula="of:=IF([.D5]&gt;1;([.$B$17]+[.G5]+[.$B$19])/([.G5]+[.$B$19]);1/([.$B$18]/[.G5]+1))" office:value-type="float" office:value="0.264705882352941" calcext:value-type="float">
            <text:p>0.2647058824</text:p>
          </table:table-cell>
          <table:table-cell table:style-name="ce12" table:formula="of:=[.H5]*([.$B$14]/2^[.$B$15]*[.$B$16])" office:value-type="float" office:value="0.387752757352941" calcext:value-type="float">
            <text:p>0.3877527574</text:p>
          </table:table-cell>
          <table:table-cell table:style-name="ce12" table:formula="of:=[.I5]/SQRT(2)" office:value-type="float" office:value="0.274182604148047" calcext:value-type="float">
            <text:p>0.2741826041</text:p>
          </table:table-cell>
          <table:table-cell table:style-name="ce12" table:formula="of:=[.I5]/[.$B$16]" office:value-type="float" office:value="0.0000969381893382353" calcext:value-type="float">
            <text:p>9.69381893382353E-05</text:p>
          </table:table-cell>
          <table:table-cell table:style-name="ce12" table:formula="of:=[.K5]/[.A5]*100-100" office:value-type="float" office:value="-3.06181066176472" calcext:value-type="float">
            <text:p>-3.0618106618</text:p>
          </table:table-cell>
          <table:table-cell table:style-name="ce21" office:value-type="string" calcext:value-type="string" table:number-columns-spanned="6" table:number-rows-spanned="3">
            <text:p>These ranges are achieved with amplification of the signal rather than attenuation. Also used for current ranges.</text:p>
          </table:table-cell>
          <table:covered-table-cell table:number-columns-repeated="5" table:style-name="ce12"/>
        </table:table-row>
        <table:table-row table:style-name="ro1">
          <table:table-cell table:style-name="ce9" office:value-type="float" office:value="0.00001" calcext:value-type="float">
            <text:p>1.00E-05</text:p>
          </table:table-cell>
          <table:table-cell table:formula="of:=[.A6]*[.$B$16]" office:value-type="float" office:value="0.04" calcext:value-type="float">
            <text:p>0.04</text:p>
          </table:table-cell>
          <table:table-cell table:style-name="ce15" table:formula="of:=[.B6]/SQRT(2)" office:value-type="float" office:value="0.0282842712474619" calcext:value-type="float">
            <text:p>0.0282842712</text:p>
          </table:table-cell>
          <table:table-cell table:formula="of:=[.B6]/([.$B$14]/2^[.$B$15]*[.$B$16])" office:value-type="float" office:value="0.0273066666666667" calcext:value-type="float">
            <text:p>0.0273066667</text:p>
          </table:table-cell>
          <table:table-cell table:style-name="ce15" table:formula="of:=1/[.D6]" office:value-type="float" office:value="36.62109375" calcext:value-type="float">
            <text:p>36.62109375</text:p>
          </table:table-cell>
          <table:table-cell table:formula="of:=IF([.D6]&gt;1;[.$B$17]/([.D6]-1)-[.$B$19];[.$B$18]/([.E6]-1))" office:value-type="float" office:value="2807.32536462331" calcext:value-type="float">
            <text:p>2807.3253646233</text:p>
          </table:table-cell>
          <table:table-cell table:style-name="ce18" office:value-type="float" office:value="2800" calcext:value-type="float">
            <text:p>2.80E+03</text:p>
          </table:table-cell>
          <table:table-cell table:formula="of:=IF([.D6]&gt;1;([.$B$17]+[.G6]+[.$B$19])/([.G6]+[.$B$19]);1/([.$B$18]/[.G6]+1))" office:value-type="float" office:value="0.0272373540856031" calcext:value-type="float">
            <text:p>0.0272373541</text:p>
          </table:table-cell>
          <table:table-cell table:formula="of:=[.H6]*([.$B$14]/2^[.$B$15]*[.$B$16])" office:value-type="float" office:value="0.0398984678988327" calcext:value-type="float">
            <text:p>0.0398984679</text:p>
          </table:table-cell>
          <table:table-cell table:style-name="ce15" table:formula="of:=[.I6]/SQRT(2)" office:value-type="float" office:value="0.0282124772102184" calcext:value-type="float">
            <text:p>0.0282124772</text:p>
          </table:table-cell>
          <table:table-cell table:formula="of:=[.I6]/[.$B$16]" office:value-type="float" office:value="0.00000997461697470817" calcext:value-type="float">
            <text:p>9.97461697470817E-06</text:p>
          </table:table-cell>
          <table:table-cell table:style-name="ce15" table:formula="of:=[.K6]/[.A6]*100-100" office:value-type="float" office:value="-0.253830252918277" calcext:value-type="float">
            <text:p>-0.2538302529</text:p>
          </table:table-cell>
          <table:covered-table-cell table:style-name="ce22"/>
          <table:covered-table-cell table:number-columns-repeated="5" table:style-name="ce12"/>
        </table:table-row>
        <table:table-row table:style-name="ro1">
          <table:table-cell table:style-name="ce9" office:value-type="float" office:value="0.000001" calcext:value-type="float">
            <text:p>1.00E-06</text:p>
          </table:table-cell>
          <table:table-cell table:formula="of:=[.A7]*[.$B$16]" office:value-type="float" office:value="0.004" calcext:value-type="float">
            <text:p>0.004</text:p>
          </table:table-cell>
          <table:table-cell table:style-name="ce15" table:formula="of:=[.B7]/SQRT(2)" office:value-type="float" office:value="0.00282842712474619" calcext:value-type="float">
            <text:p>0.0028284271</text:p>
          </table:table-cell>
          <table:table-cell table:formula="of:=[.B7]/([.$B$14]/2^[.$B$15]*[.$B$16])" office:value-type="float" office:value="0.00273066666666667" calcext:value-type="float">
            <text:p>0.0027306667</text:p>
          </table:table-cell>
          <table:table-cell table:style-name="ce15" table:formula="of:=1/[.D7]" office:value-type="float" office:value="366.2109375" calcext:value-type="float">
            <text:p>366.2109375</text:p>
          </table:table-cell>
          <table:table-cell table:formula="of:=IF([.D7]&gt;1;[.$B$17]/([.D7]-1)-[.$B$19];[.$B$18]/([.E7]-1))" office:value-type="float" office:value="273.814362418979" calcext:value-type="float">
            <text:p>273.814362419</text:p>
          </table:table-cell>
          <table:table-cell table:style-name="ce18" office:value-type="float" office:value="270" calcext:value-type="float">
            <text:p>2.70E+02</text:p>
          </table:table-cell>
          <table:table-cell table:formula="of:=IF([.D7]&gt;1;([.$B$17]+[.G7]+[.$B$19])/([.G7]+[.$B$19]);1/([.$B$18]/[.G7]+1))" office:value-type="float" office:value="0.002692729629999" calcext:value-type="float">
            <text:p>0.0026927296</text:p>
          </table:table-cell>
          <table:table-cell table:formula="of:=[.H7]*([.$B$14]/2^[.$B$15]*[.$B$16])" office:value-type="float" office:value="0.00394442816894385" calcext:value-type="float">
            <text:p>0.0039444282</text:p>
          </table:table-cell>
          <table:table-cell table:style-name="ce15" table:formula="of:=[.I7]/SQRT(2)" office:value-type="float" office:value="0.00278913190616343" calcext:value-type="float">
            <text:p>0.0027891319</text:p>
          </table:table-cell>
          <table:table-cell table:formula="of:=[.I7]/[.$B$16]" office:value-type="float" office:value="0.000000986107042235963" calcext:value-type="float">
            <text:p>9.86107042235963E-07</text:p>
          </table:table-cell>
          <table:table-cell table:style-name="ce15" table:formula="of:=[.K7]/[.A7]*100-100" office:value-type="float" office:value="-1.3892957764037" calcext:value-type="float">
            <text:p>-1.3892957764</text:p>
          </table:table-cell>
          <table:covered-table-cell table:number-columns-repeated="6" table:style-name="ce23"/>
        </table:table-row>
        <table:table-row table:style-name="ro1">
          <table:table-cell table:style-name="ce10"/>
          <table:table-cell table:number-columns-repeated="5"/>
          <table:table-cell table:style-name="ce10"/>
          <table:table-cell table:number-columns-repeated="5"/>
          <table:table-cell table:style-name="ce24"/>
          <table:table-cell table:number-columns-repeated="5"/>
        </table:table-row>
        <table:table-row table:style-name="ro1">
          <table:table-cell table:style-name="ce10"/>
          <table:table-cell table:number-columns-repeated="5"/>
          <table:table-cell table:style-name="ce10"/>
          <table:table-cell table:number-columns-repeated="11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Reference voltage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bits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 count</text:p>
          </table:table-cell>
          <table:table-cell table:formula="of:=FLOOR(2^([.B15]-1);10^(FLOOR(LOG(2^([.B15]-1)))))"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1 for divider</text:p>
          </table:table-cell>
          <table:table-cell table:style-name="ce14" office:value-type="float" office:value="10000000" calcext:value-type="float">
            <text:p>1.00E+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1 for amplifier</text:p>
          </table:table-cell>
          <table:table-cell table:style-name="ce14" office:value-type="float" office:value="100000" calcext:value-type="float">
            <text:p>1.00E+0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 input resistor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</table:table>
      <table:table table:name="Resistance current ranges" table:style-name="ta1">
        <table:table-column table:style-name="co1" table:default-cell-style-name="Default"/>
        <table:table-column table:style-name="co3" table:number-columns-repeated="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sired resolution</text:p>
          </table:table-cell>
          <table:table-cell office:value-type="string" calcext:value-type="string">
            <text:p>Resultant peak V</text:p>
          </table:table-cell>
          <table:table-cell office:value-type="string" calcext:value-type="string">
            <text:p>Resulting I range</text:p>
          </table:table-cell>
          <table:table-cell office:value-type="string" calcext:value-type="string">
            <text:p>Required division</text:p>
          </table:table-cell>
          <table:table-cell office:value-type="string" calcext:value-type="string">
            <text:p>As a multiplication</text:p>
          </table:table-cell>
          <table:table-cell office:value-type="string" calcext:value-type="string">
            <text:p>Second resistor</text:p>
          </table:table-cell>
          <table:table-cell office:value-type="string" calcext:value-type="string">
            <text:p>Selected value</text:p>
          </table:table-cell>
          <table:table-cell office:value-type="string" calcext:value-type="string">
            <text:p>Actual division</text:p>
          </table:table-cell>
          <table:table-cell office:value-type="string" calcext:value-type="string">
            <text:p>Actual peak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Actual resolution</text:p>
          </table:table-cell>
          <table:table-cell office:value-type="string" calcext:value-type="string">
            <text:p>Percentage deviation from desired</text:p>
          </table:table-cell>
          <table:table-cell table:style-name="ce11" office:value-type="string" calcext:value-type="string" table:number-columns-spanned="6" table:number-rows-spanned="1">
            <text:p>Comments</text:p>
          </table:table-cell>
          <table:covered-table-cell table:number-columns-repeated="5"/>
        </table:table-row>
        <table:table-row table:style-name="ro1">
          <table:table-cell table:style-name="ce7" office:value-type="float" office:value="0.00005" calcext:value-type="float">
            <text:p>5.00E-05</text:p>
          </table:table-cell>
          <table:table-cell table:formula="of:=[.A2]*[.$B$10]" office:value-type="float" office:value="0.2" calcext:value-type="float">
            <text:p>0.2</text:p>
          </table:table-cell>
          <table:table-cell table:formula="of:=[.B2]/[.$B$11]" office:value-type="float" office:value="0.002" calcext:value-type="float">
            <text:p>0.002</text:p>
          </table:table-cell>
          <table:table-cell table:formula="of:=[.B2]/([.$B$8]/2^[.$B$9]*[.$B$10])" office:value-type="float" office:value="0.136533333333333" calcext:value-type="float">
            <text:p>0.1365333333</text:p>
          </table:table-cell>
          <table:table-cell table:formula="of:=1/[.D2]" office:value-type="float" office:value="7.32421875" calcext:value-type="float">
            <text:p>7.32421875</text:p>
          </table:table-cell>
          <table:table-cell table:formula="of:=[.$B$12]/([.E2]-1)" office:value-type="float" office:value="15812.2297714639" calcext:value-type="float">
            <text:p>15812.2297714639</text:p>
          </table:table-cell>
          <table:table-cell table:style-name="ce7" office:value-type="float" office:value="15800" calcext:value-type="float">
            <text:p>1.58E+04</text:p>
          </table:table-cell>
          <table:table-cell table:formula="of:=1/([.$B$12]/[.G2]+1)" office:value-type="float" office:value="0.136442141623489" calcext:value-type="float">
            <text:p>0.1364421416</text:p>
          </table:table-cell>
          <table:table-cell table:formula="of:=[.H2]*([.$B$8]/2^[.$B$9]*[.$B$10])" office:value-type="float" office:value="0.199866418393782" calcext:value-type="float">
            <text:p>0.1998664184</text:p>
          </table:table-cell>
          <table:table-cell table:formula="of:=[.I2]/SQRT(2)" office:value-type="float" office:value="0.141326899777711" calcext:value-type="float">
            <text:p>0.1413268998</text:p>
          </table:table-cell>
          <table:table-cell table:formula="of:=[.I2]/[.$B$10]" office:value-type="float" office:value="0.0000499666045984456" calcext:value-type="float">
            <text:p>4.99666045984456E-05</text:p>
          </table:table-cell>
          <table:table-cell table:formula="of:=[.K2]/[.A2]*100-100" office:value-type="float" office:value="-0.0667908031088018" calcext:value-type="float">
            <text:p>-0.0667908031</text:p>
          </table:table-cell>
          <table:table-cell table:style-name="ce16" office:value-type="string" calcext:value-type="string" table:number-columns-spanned="6" table:number-rows-spanned="2">
            <text:p>These ranges are for measuring small currents for resistance calculations.</text:p>
          </table:table-cell>
          <table:covered-table-cell table:number-columns-repeated="5"/>
        </table:table-row>
        <table:table-row table:style-name="ro1">
          <table:table-cell table:style-name="ce7" office:value-type="float" office:value="0.000005" calcext:value-type="float">
            <text:p>5.00E-06</text:p>
          </table:table-cell>
          <table:table-cell table:formula="of:=[.A3]*[.$B$10]" office:value-type="float" office:value="0.02" calcext:value-type="float">
            <text:p>0.02</text:p>
          </table:table-cell>
          <table:table-cell table:formula="of:=[.B3]/[.$B$11]" office:value-type="float" office:value="0.0002" calcext:value-type="float">
            <text:p>0.0002</text:p>
          </table:table-cell>
          <table:table-cell table:formula="of:=[.B3]/([.$B$8]/2^[.$B$9]*[.$B$10])" office:value-type="float" office:value="0.0136533333333333" calcext:value-type="float">
            <text:p>0.0136533333</text:p>
          </table:table-cell>
          <table:table-cell table:formula="of:=1/[.D3]" office:value-type="float" office:value="73.2421875" calcext:value-type="float">
            <text:p>73.2421875</text:p>
          </table:table-cell>
          <table:table-cell table:formula="of:=[.$B$12]/([.E3]-1)" office:value-type="float" office:value="1384.23272412674" calcext:value-type="float">
            <text:p>1384.2327241268</text:p>
          </table:table-cell>
          <table:table-cell table:style-name="ce7" office:value-type="float" office:value="1370" calcext:value-type="float">
            <text:p>1.37E+03</text:p>
          </table:table-cell>
          <table:table-cell table:formula="of:=1/([.$B$12]/[.G3]+1)" office:value-type="float" office:value="0.0135148466015586" calcext:value-type="float">
            <text:p>0.0135148466</text:p>
          </table:table-cell>
          <table:table-cell table:formula="of:=[.H3]*([.$B$8]/2^[.$B$9]*[.$B$10])" office:value-type="float" office:value="0.0197971385765019" calcext:value-type="float">
            <text:p>0.0197971386</text:p>
          </table:table-cell>
          <table:table-cell table:formula="of:=[.I3]/SQRT(2)" office:value-type="float" office:value="0.0139986909355343" calcext:value-type="float">
            <text:p>0.0139986909</text:p>
          </table:table-cell>
          <table:table-cell table:formula="of:=[.I3]/[.$B$10]" office:value-type="float" office:value="0.00000494928464412548" calcext:value-type="float">
            <text:p>4.94928464412548E-06</text:p>
          </table:table-cell>
          <table:table-cell table:formula="of:=[.K3]/[.A3]*100-100" office:value-type="float" office:value="-1.01430711749036" calcext:value-type="float">
            <text:p>-1.0143071175</text:p>
          </table:table-cell>
          <table:covered-table-cell table:number-columns-repeated="6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office:value-type="string" calcext:value-type="string">
            <text:p>Reference voltage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bits</text:p>
          </table:table-cell>
          <table:table-cell table:style-name="ce6" office:value-type="float" office:value="13" calcext:value-type="float">
            <text:p>1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x count</text:p>
          </table:table-cell>
          <table:table-cell table:formula="of:=FLOOR(2^([.B9]-1);10^(FLOOR(LOG(2^([.B9]-1)))))" office:value-type="float" office:value="4000" calcext:value-type="float">
            <text:p>4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hunt resistance</text:p>
          </table:table-cell>
          <table:table-cell table:style-name="ce6" office:value-type="float" office:value="100" calcext:value-type="float">
            <text:p>1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1 for amplifier</text:p>
          </table:table-cell>
          <table:table-cell table:style-name="ce7" office:value-type="float" office:value="100000" calcext:value-type="float">
            <text:p>1.00E+0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NZ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15:34:29.1757492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8:02:46.579805215</meta:creation-date>
    <dc:date>2016-07-14T15:36:37.602605957</dc:date>
    <meta:editing-duration>PT15H36M56S</meta:editing-duration>
    <meta:editing-cycles>24</meta:editing-cycles>
    <meta:generator>LibreOffice/5.1.3.1$Linux_X86_64 LibreOffice_project/10m0$Build-1</meta:generator>
    <meta:document-statistic meta:table-count="2" meta:cell-count="147" meta:object-count="0"/>
  </office:meta>
</office:document-meta>
</file>